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5c03" officeooo:paragraph-rsid="00125c03"/>
    </style:style>
    <style:style style:name="P2" style:family="paragraph" style:parent-style-name="Standard">
      <style:text-properties officeooo:rsid="00125c03" officeooo:paragraph-rsid="0009dec2"/>
    </style:style>
    <style:style style:name="P3" style:family="paragraph" style:parent-style-name="Standard">
      <style:text-properties officeooo:rsid="00390caa" officeooo:paragraph-rsid="00390caa"/>
    </style:style>
    <style:style style:name="P4" style:family="paragraph" style:parent-style-name="Standard">
      <style:text-properties officeooo:rsid="00078a1b" officeooo:paragraph-rsid="00078a1b"/>
    </style:style>
    <style:style style:name="P5" style:family="paragraph" style:parent-style-name="Standard">
      <style:text-properties officeooo:rsid="00078a1b" officeooo:paragraph-rsid="001dd98c"/>
    </style:style>
    <style:style style:name="P6" style:family="paragraph" style:parent-style-name="Standard">
      <style:text-properties officeooo:rsid="001a9e1b" officeooo:paragraph-rsid="001a9e1b"/>
    </style:style>
    <style:style style:name="P7" style:family="paragraph" style:parent-style-name="Standard">
      <style:text-properties officeooo:rsid="001dd98c" officeooo:paragraph-rsid="001dd98c"/>
    </style:style>
    <style:style style:name="P8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25c03" officeooo:paragraph-rsid="00125c03"/>
    </style:style>
    <style:style style:name="P9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078a1b" officeooo:paragraph-rsid="00078a1b"/>
    </style:style>
    <style:style style:name="P10" style:family="paragraph" style:parent-style-name="Standard">
      <style:text-properties officeooo:rsid="001a9e1b" officeooo:paragraph-rsid="001a9e1b"/>
    </style:style>
    <style:style style:name="P11" style:family="paragraph" style:parent-style-name="Standard">
      <style:text-properties officeooo:rsid="001a9e1b" officeooo:paragraph-rsid="0021fa02"/>
    </style:style>
    <style:style style:name="P12" style:family="paragraph" style:parent-style-name="Standard">
      <style:text-properties officeooo:rsid="0021fa02" officeooo:paragraph-rsid="0021fa02"/>
    </style:style>
    <style:style style:name="T1" style:family="text">
      <style:text-properties officeooo:rsid="00071556"/>
    </style:style>
    <style:style style:name="T2" style:family="text">
      <style:text-properties officeooo:rsid="000f0ca2"/>
    </style:style>
    <style:style style:name="T3" style:family="text">
      <style:text-properties officeooo:rsid="001a9e1b"/>
    </style:style>
    <style:style style:name="T4" style:family="text">
      <style:text-properties officeooo:rsid="001dd98c"/>
    </style:style>
    <style:style style:name="T5" style:family="text">
      <style:text-properties officeooo:rsid="001fe411"/>
    </style:style>
    <style:style style:name="T6" style:family="text">
      <style:text-properties officeooo:rsid="00213fa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NAME: S SAMEEM</text:p>
      <text:p text:style-name="P3">ROLL NO: 57</text:p>
      <text:p text:style-name="P3">CLASS: S5R</text:p>
      <text:p text:style-name="P3">EXPERIMENT NO: <text:span text:style-name="T2">14</text:span></text:p>
      <text:p text:style-name="P3">DATE: <text:span text:style-name="T3">18</text:span>/<text:span text:style-name="T1">02</text:span>/202<text:span text:style-name="T1">2</text:span></text:p>
      <text:p text:style-name="P3"/>
      <text:p text:style-name="P8">CREATION OF <text:span text:style-name="T6">EMPLOYEE </text:span>TABLE</text:p>
      <text:p text:style-name="P1"/>
      <text:p text:style-name="P2">create table <text:span text:style-name="T4">emplo</text:span>(<text:span text:style-name="T4">eid</text:span> number(3),<text:span text:style-name="T4">e</text:span>name varchar(1<text:span text:style-name="T4">5</text:span>),<text:span text:style-name="T4">eaddress</text:span> varchar(<text:span text:style-name="T4">20</text:span>),<text:span text:style-name="T4">esalary</text:span> number(<text:span text:style-name="T4">5</text:span>));</text:p>
      <text:p text:style-name="P2"/>
      <text:p text:style-name="P9">PL/SQL CODE</text:p>
      <text:p text:style-name="P4"/>
      <text:p text:style-name="P7">PACKAGE DECLARATION</text:p>
      <text:p text:style-name="P7">======================</text:p>
      <text:p text:style-name="P7">CREATE OR REPLACE PACKAGE e_pack AS</text:p>
      <text:p text:style-name="P7"><text:tab/>PROCEDURE addEmp(e_id emplo.eid%type,</text:p>
      <text:p text:style-name="P7"><text:tab/>e_name emplo.ename%type,</text:p>
      <text:p text:style-name="P7"><text:tab/>e_addr emplo.eaddress%type,</text:p>
      <text:p text:style-name="P7"><text:tab/>e_sal emplo.esalary%type);</text:p>
      <text:p text:style-name="P7"/>
      <text:p text:style-name="P7"><text:tab/>PROCEDURE delEmp(e_id emplo.eid%type);</text:p>
      <text:p text:style-name="P7"/>
      <text:p text:style-name="P7"><text:tab/>PROCEDURE listEmp;</text:p>
      <text:p text:style-name="P7"/>
      <text:p text:style-name="P7"><text:tab/>FUNCTION retSal (x in number) return number;</text:p>
      <text:p text:style-name="P7">END e_pack;</text:p>
      <text:p text:style-name="P7">/</text:p>
      <text:p text:style-name="P7"/>
      <text:p text:style-name="P7">PACKAGE BODY</text:p>
      <text:p text:style-name="P7">=============</text:p>
      <text:p text:style-name="P7">SET SERVEROUTPUT ON</text:p>
      <text:p text:style-name="P7">CREATE OR REPLACE PACKAGE BODY e_pack AS</text:p>
      <text:p text:style-name="P7"><text:tab/>PROCEDURE addEmp(e_id emplo.eid%type,</text:p>
      <text:p text:style-name="P7"><text:tab/>e_name emplo.ename%type,</text:p>
      <text:p text:style-name="P7"><text:tab/>e_addr emplo.eaddress%type,</text:p>
      <text:p text:style-name="P7"><text:tab/>e_sal emplo.esalary%type)</text:p>
      <text:p text:style-name="P7"><text:tab/>IS</text:p>
      <text:p text:style-name="P7"><text:tab/>BEGIN</text:p>
      <text:p text:style-name="P7"><text:tab/><text:tab/>INSERT INTO emplo(eid,ename,eaddress,esalary) VALUES(e_id,e_name,e_addr,e_sal);</text:p>
      <text:p text:style-name="P7"><text:tab/>END addEmp;</text:p>
      <text:p text:style-name="P7"/>
      <text:p text:style-name="P7"><text:tab/>PROCEDURE delEmp(e_id emplo.eid%type)</text:p>
      <text:p text:style-name="P7"><text:tab/>IS</text:p>
      <text:p text:style-name="P7"><text:tab/>BEGIN</text:p>
      <text:p text:style-name="P7"><text:tab/><text:tab/>DELETE FROM emplo WHERE eid=e_id;</text:p>
      <text:p text:style-name="P7"><text:tab/>END delEmp;</text:p>
      <text:p text:style-name="P7"/>
      <text:p text:style-name="P7"><text:tab/>PROCEDURE listEmp</text:p>
      <text:p text:style-name="P7"><text:tab/>IS</text:p>
      <text:p text:style-name="P7"><text:tab/>CURSOR e_emp IS SELECT ename FROM emplo;</text:p>
      <text:p text:style-name="P7"><text:tab/>TYPE e_list IS TABLE OF emplo.ename%type;</text:p>
      <text:p text:style-name="P7"><text:soft-page-break/><text:tab/>name_list e_list := e_list();</text:p>
      <text:p text:style-name="P7"><text:tab/>counter integer := 0;</text:p>
      <text:p text:style-name="P7"><text:tab/>BEGIN</text:p>
      <text:p text:style-name="P7"><text:tab/><text:tab/>FOR n IN e_emp LOOP</text:p>
      <text:p text:style-name="P7"><text:tab/><text:tab/><text:tab/>counter := counter+1;</text:p>
      <text:p text:style-name="P7"><text:tab/><text:tab/><text:tab/>name_list.extend;</text:p>
      <text:p text:style-name="P7"><text:tab/><text:tab/><text:tab/>name_list(counter) := n.ename;</text:p>
      <text:p text:style-name="P7"><text:tab/><text:tab/><text:tab/>dbms_output.put_line('Employee ('||counter||') = '||name_list(counter));</text:p>
      <text:p text:style-name="P7"><text:tab/><text:tab/>END LOOP;</text:p>
      <text:p text:style-name="P7"><text:tab/>END listEmp;</text:p>
      <text:p text:style-name="P7"/>
      <text:p text:style-name="P7"><text:tab/>FUNCTION retSal (x in number) RETURN number</text:p>
      <text:p text:style-name="P7"><text:tab/>IS</text:p>
      <text:p text:style-name="P7"><text:tab/>sal number(5) := 0;</text:p>
      <text:p text:style-name="P7"><text:tab/>BEGIN</text:p>
      <text:p text:style-name="P7"><text:tab/><text:tab/>SELECT esalary INTO sal FROM emplo WHERE eid=x;</text:p>
      <text:p text:style-name="P7"><text:tab/><text:tab/>dbms_output.put_line('Employee ID: '||x||' Salary: '||sal);</text:p>
      <text:p text:style-name="P7"><text:tab/><text:tab/>RETURN sal;</text:p>
      <text:p text:style-name="P7"><text:tab/>END retSal;</text:p>
      <text:p text:style-name="P7">END e_pack;</text:p>
      <text:p text:style-name="P7">/</text:p>
      <text:p text:style-name="P7"/>
      <text:p text:style-name="P7">MAIN BLOCK</text:p>
      <text:p text:style-name="P7">===========</text:p>
      <text:p text:style-name="P7">SET SERVEROUTPUT ON</text:p>
      <text:p text:style-name="P7">accept x number prompt 'Enter employee ID of whose salary you want to display: ' </text:p>
      <text:p text:style-name="P7">DECLARE</text:p>
      <text:p text:style-name="P7"><text:tab/>code emplo.eid%type;</text:p>
      <text:p text:style-name="P7"><text:tab/>salary emplo.esalary%type;</text:p>
      <text:p text:style-name="P7">BEGIN</text:p>
      <text:p text:style-name="P7"><text:tab/>code := &amp;x;</text:p>
      <text:p text:style-name="P7"><text:tab/>salary := e_pack.retSal(code);</text:p>
      <text:p text:style-name="P7"><text:tab/>dbms_output.put_line('');</text:p>
      <text:p text:style-name="P7"><text:tab/>e_pack.addEmp(4,'ABC','XYZ',4000);</text:p>
      <text:p text:style-name="P7"><text:tab/>e_pack.addEmp(5,'BC','YZ',5000);</text:p>
      <text:p text:style-name="P7"><text:tab/>e_pack.listEmp;</text:p>
      <text:p text:style-name="P7"><text:tab/>e_pack.delEmp(5);</text:p>
      <text:p text:style-name="P7"><text:tab/>e_pack.listEmp;</text:p>
      <text:p text:style-name="P7">END;</text:p>
      <text:p text:style-name="P7">/</text:p>
      <text:p text:style-name="P5"/>
      <text:p text:style-name="P9">OUTPUT</text:p>
      <text:p text:style-name="P4"/>
      <text:p text:style-name="P6">SQL&gt; insert into emplo values(1,'A','XYZ',5000);</text:p>
      <text:p text:style-name="P6"/>
      <text:p text:style-name="P6">1 row created.</text:p>
      <text:p text:style-name="P6"/>
      <text:p text:style-name="P6">SQL&gt; insert into emplo values(2,'B','PQR',4000);</text:p>
      <text:p text:style-name="P6"/>
      <text:p text:style-name="P6">1 row created.</text:p>
      <text:p text:style-name="P6"/>
      <text:p text:style-name="P6">SQL&gt; insert into emplo values(3,'C','ASD',7000);</text:p>
      <text:p text:style-name="P6"><text:soft-page-break/></text:p>
      <text:p text:style-name="P6">1 row created.</text:p>
      <text:p text:style-name="P6"/>
      <text:p text:style-name="P6">SQL&gt; @/home/c126/Documents/Sameem/PLSQL/E_Pack_Spec.sql</text:p>
      <text:p text:style-name="P6"/>
      <text:p text:style-name="P6">Package created.</text:p>
      <text:p text:style-name="P6"/>
      <text:p text:style-name="P6">SQL&gt; @/home/c126/Documents/Sameem/PLSQL/E_Pack_Body.sql</text:p>
      <text:p text:style-name="P6"/>
      <text:p text:style-name="P6">Package body created.</text:p>
      <text:p text:style-name="P6"/>
      <text:p text:style-name="P6">SQL&gt; select * from emplo;</text:p>
      <text:p text:style-name="P6"/>
      <text:p text:style-name="P6">EID <text:tab/><text:tab/>ENAME<text:tab/>EADDRESS<text:tab/><text:tab/>ESALARY</text:p>
      <text:p text:style-name="P6">---------- <text:tab/>--------------- <text:tab/>-------------------- <text:tab/>----------</text:p>
      <text:p text:style-name="P6">1 <text:tab/><text:tab/>A<text:tab/><text:tab/>XYZ<text:tab/><text:tab/><text:tab/>5000</text:p>
      <text:p text:style-name="P6">2 <text:tab/><text:tab/>B<text:tab/><text:tab/>PQR<text:tab/><text:tab/><text:tab/>4000</text:p>
      <text:p text:style-name="P6"><text:span text:style-name="T5">3</text:span> <text:tab/><text:tab/>C<text:tab/><text:tab/>ASD<text:tab/><text:tab/><text:tab/>7000</text:p>
      <text:p text:style-name="P6"/>
      <text:p text:style-name="P6">SQL&gt; @/home/c126/Documents/Sameem/PLSQL/Expt14.sql <text:s text:c="4"/></text:p>
      <text:p text:style-name="P6">Enter employee ID of whose salary you want to display: 1</text:p>
      <text:p text:style-name="P6">old <text:s text:c="2"/>5: <text:tab/>code := &amp;x;</text:p>
      <text:p text:style-name="P6">new <text:s text:c="2"/>5: <text:tab/>code := <text:tab/> 1;</text:p>
      <text:p text:style-name="P6">Employee ID: 1 Salary: 5000</text:p>
      <text:p text:style-name="P6">Employee (1) = A</text:p>
      <text:p text:style-name="P6">Employee (2) = B</text:p>
      <text:p text:style-name="P6">Employee (3) = C</text:p>
      <text:p text:style-name="P6">Employee (4) = BC</text:p>
      <text:p text:style-name="P6">Employee (5) = ABC</text:p>
      <text:p text:style-name="P6">Employee (1) = A</text:p>
      <text:p text:style-name="P6">Employee (2) = B</text:p>
      <text:p text:style-name="P6">Employee (3) = C</text:p>
      <text:p text:style-name="P6">Employee (4) = ABC</text:p>
      <text:p text:style-name="P6"/>
      <text:p text:style-name="P6">PL/SQL procedure successfully completed.</text:p>
      <text:p text:style-name="P6"/>
      <text:p text:style-name="P11">EID <text:tab/><text:tab/>ENAME<text:tab/>EADDRESS<text:tab/><text:tab/>ESALARY</text:p>
      <text:p text:style-name="P11">---------- <text:tab/>--------------- <text:tab/>-------------------- <text:tab/>----------</text:p>
      <text:p text:style-name="P11">1 <text:tab/><text:tab/>A<text:tab/><text:tab/>XYZ<text:tab/><text:tab/><text:tab/>5000</text:p>
      <text:p text:style-name="P11">2 <text:tab/><text:tab/>B<text:tab/><text:tab/>PQR<text:tab/><text:tab/><text:tab/>4000</text:p>
      <text:p text:style-name="P11"><text:span text:style-name="T5">3</text:span> <text:tab/><text:tab/>C<text:tab/><text:tab/>ASD<text:tab/><text:tab/><text:tab/>7000</text:p>
      <text:p text:style-name="P12">4<text:tab/><text:tab/>ABC<text:tab/><text:tab/>XYZ<text:tab/><text:tab/><text:tab/>40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22T14:27:28.181508902</meta:creation-date>
    <dc:date>2022-02-18T15:24:16.682856443</dc:date>
    <meta:editing-duration>PT56M15S</meta:editing-duration>
    <meta:editing-cycles>24</meta:editing-cycles>
    <meta:generator>LibreOffice/6.0.7.3$Linux_X86_64 LibreOffice_project/00m0$Build-3</meta:generator>
    <meta:print-date>2022-02-16T13:24:40.387140532</meta:print-date>
    <meta:document-statistic meta:table-count="0" meta:image-count="0" meta:object-count="0" meta:page-count="3" meta:paragraph-count="117" meta:word-count="371" meta:character-count="2888" meta:non-whitespace-character-count="2507"/>
  </office:meta>
</office:document-meta>
</file>